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6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2.037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IFO">
      <style:table-properties table:display="true" style:writing-mode="lr-tb"/>
    </style:style>
    <style:style style:name="ta2" style:family="table" style:master-page-name="PageStyle_5f_LIFO">
      <style:table-properties table:display="true" style:writing-mode="lr-tb"/>
    </style:style>
    <style:style style:name="ta3" style:family="table" style:master-page-name="PageStyle_5f_FIFO">
      <style:table-properties table:display="true" style:writing-mode="lr-tb"/>
    </style:style>
    <style:style style:name="ta4" style:family="table" style:master-page-name="PageStyle_5f_PMP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3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Good" style:data-style-name="N130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Good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Good">
      <style:text-properties style:text-outline="false" style:text-line-through-style="none" style:text-line-through-type="none" fo:font-style="normal" fo:text-shadow="none" style:text-underline-style="none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 table:print-ranges="FIFO.A15:FIFO.P7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/>
          <table:table-cell table:style-name="ce2" table:number-columns-repeated="12"/>
          <table:table-cell table:style-name="ce34"/>
          <table:table-cell table:number-columns-repeated="16370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style-name="Default"/>
          <table:table-cell table:number-columns-repeated="16370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FECHA</text:p>
          </table:table-cell>
          <table:covered-table-cell table:style-name="ce42"/>
          <table:table-cell table:style-name="ce53" office:value-type="string" calcext:value-type="string">
            <text:p>PROVEEDOR / CLIENTE</text:p>
          </table:table-cell>
          <table:table-cell table:style-name="ce53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3"/>
          <table:table-cell table:number-columns-repeated="16371"/>
        </table:table-row>
        <table:table-row table:style-name="ro3">
          <table:table-cell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53" office:value-type="string" calcext:value-type="string">
            <text:p>Nº FACTURA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18];[.L18])" office:value-type="float" office:value="29855" calcext:value-type="float">
            <text:p>29.855,00 <text:s text:c="2"/></text:p>
          </table:table-cell>
          <table:table-cell table:style-name="ce35" table:formula="of:=[.M18]" office:value-type="float" office:value="29855" calcext:value-type="float">
            <text:p>29.855,00 <text:s text:c="2"/>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0];[.L20])" office:value-type="float" office:value="29855" calcext:value-type="float">
            <text:p>29.85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1];[.L21])" office:value-type="float" office:value="11195.25" calcext:value-type="float">
            <text:p>11.195,25 <text:s text:c="2"/></text:p>
          </table:table-cell>
          <table:table-cell table:style-name="ce36" table:formula="of:=SUM([.M20:.M21])" office:value-type="float" office:value="41050.25" calcext:value-type="float">
            <text:p>41050,2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3];[.I23])" office:value-type="float" office:value="17060" calcext:value-type="float">
            <text:p>17.060,00 <text:s text:c="2"/></text:p>
          </table:table-cell>
          <table:table-cell table:style-name="ce23" table:formula="of:=ORG.LIBREOFFICE.RAWSUBTRACT([.K20];[.H23])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3];[.L23])" office:value-type="float" office:value="12795" calcext:value-type="float">
            <text:p>12.79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4];[.L24])" office:value-type="float" office:value="11195.25" calcext:value-type="float">
            <text:p>11.195,25 <text:s text:c="2"/></text:p>
          </table:table-cell>
          <table:table-cell table:style-name="ce36" table:formula="of:=SUM([.M23:.M24])" office:value-type="float" office:value="23990.25" calcext:value-type="float">
            <text:p>23990,2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6];[.L26])" office:value-type="float" office:value="12795" calcext:value-type="float">
            <text:p>12.79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7];[.L27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28];[.L28])" office:value-type="float" office:value="4637.75" calcext:value-type="float">
            <text:p>4.637,75 <text:s text:c="2"/></text:p>
          </table:table-cell>
          <table:table-cell table:style-name="ce36" table:formula="of:=SUM([.M26:.M28])" office:value-type="float" office:value="28628" calcext:value-type="float">
            <text:p>28628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9809.5" calcext:value-type="float">
            <text:p>9.809,50 <text:s text:c="2"/></text:p>
          </table:table-cell>
          <table:table-cell table:style-name="ce23" table:formula="of:=ORG.LIBREOFFICE.RAWSUBTRACT([.K26];[.H30])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0];[.L30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31];[.L31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32];[.L32])" office:value-type="float" office:value="4637.75" calcext:value-type="float">
            <text:p>4.637,75 <text:s text:c="2"/></text:p>
          </table:table-cell>
          <table:table-cell table:style-name="ce36" table:formula="of:=SUM([.M30:.M32])" office:value-type="float" office:value="18818.5" calcext:value-type="float">
            <text:p>18818,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4];[.F34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4];[.L34])" office:value-type="float" office:value="2985.5" calcext:value-type="float">
            <text:p>2.985,50 <text:s text:c="2"/></text:p>
          </table:table-cell>
          <table:table-cell table:number-columns-repeated="16370"/>
          <table:table-cell table:style-name="Default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35];[.L35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36];[.L36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37];[.L37])" office:value-type="float" office:value="6754.95" calcext:value-type="float">
            <text:p>6.754,95 <text:s text:c="2"/></text:p>
          </table:table-cell>
          <table:table-cell table:style-name="ce36" table:formula="of:=SUM([.M34:.M37])" office:value-type="float" office:value="25573.45" calcext:value-type="float">
            <text:p>25573,4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9];[.F39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9];[.L39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40];[.L40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41];[.L41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42];[.L42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43];[.L43])" office:value-type="float" office:value="1402.4" calcext:value-type="float">
            <text:p>1.402,40 <text:s text:c="2"/></text:p>
          </table:table-cell>
          <table:table-cell table:style-name="ce36" table:formula="of:=SUM([.M39:.M43])" office:value-type="float" office:value="26975.85" calcext:value-type="float">
            <text:p>26975,8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45];[.I45])" office:value-type="float" office:value="2985.5" calcext:value-type="float">
            <text:p>2.985,50 <text:s text:c="2"/></text:p>
          </table:table-cell>
          <table:table-cell table:style-name="ce23" table:formula="of:=177-[.H46]" office:value-type="float" office:value="107" calcext:value-type="float">
            <text:p>10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45];[.L45])" office:value-type="float" office:value="6767.75" calcext:value-type="float">
            <text:p>6.76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70" office:value-type="float" office:value="70" calcext:value-type="float">
            <text:p>70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46];[.I46])" office:value-type="float" office:value="4427.5" calcext:value-type="float">
            <text:p>4.427,50 <text:s text:c="2"/>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46];[.L46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47];[.L47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48];[.L48])" office:value-type="float" office:value="1402.4" calcext:value-type="float">
            <text:p>1.402,40 <text:s text:c="2"/></text:p>
          </table:table-cell>
          <table:table-cell table:style-name="ce37" table:formula="of:=SUM([.M45:.M48])" office:value-type="float" office:value="19562.85" calcext:value-type="float">
            <text:p>19562,85</text:p>
          </table:table-cell>
          <table:table-cell table:number-columns-repeated="16370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number-columns-repeated="16371"/>
        </table:table-row>
        <table:table-row table:style-name="ro4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HIFO.$A$1" table:cell-range-address="$FIFO.$A$15:.$P$76" table:range-usable-as="print-range"/>
        </table:named-expressions>
      </table:table>
      <table:table table:name="LIFO" table:style-name="ta2" table:print-ranges="LIFO.A15:LIFO.P5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FECHA</text:p>
          </table:table-cell>
          <table:covered-table-cell table:style-name="ce42"/>
          <table:table-cell table:style-name="ce53" office:value-type="string" calcext:value-type="string">
            <text:p>PROVEEDOR / CLIENTE</text:p>
          </table:table-cell>
          <table:table-cell table:style-name="ce53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3"/>
          <table:table-cell table:number-columns-repeated="16371"/>
        </table:table-row>
        <table:table-row table:style-name="ro3">
          <table:table-cell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53" office:value-type="string" calcext:value-type="string">
            <text:p>Nº FACTURA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18];[.L18])" office:value-type="float" office:value="29855" calcext:value-type="float">
            <text:p>29.855,00 <text:s text:c="2"/></text:p>
          </table:table-cell>
          <table:table-cell table:style-name="ce36" office:value-type="float" office:value="29855" calcext:value-type="float">
            <text:p>2985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0];[.L20])" office:value-type="float" office:value="29855" calcext:value-type="float">
            <text:p>29.85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1];[.L21])" office:value-type="float" office:value="11195.25" calcext:value-type="float">
            <text:p>11.195,25 <text:s text:c="2"/></text:p>
          </table:table-cell>
          <table:table-cell table:style-name="ce36" table:formula="of:=SUM([.M20:.M21])" office:value-type="float" office:value="41050.25" calcext:value-type="float">
            <text:p>41050,2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25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23];[.I23])" office:value-type="float" office:value="11195.25" calcext:value-type="float">
            <text:p>11.195,25 <text:s text:c="2"/></text:p>
          </table:table-cell>
          <table:table-cell table:style-name="ce9" office:value-type="string" calcext:value-type="string">
            <text:p>32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[.K23] * 85.3" office:value-type="float" office:value="27893.1" calcext:value-type="float">
            <text:p>27.893,10 <text:s text:c="2"/></text:p>
          </table:table-cell>
          <table:table-cell table:style-name="ce36" table:formula="of:=[.M23]" office:value-type="float" office:value="27893.1" calcext:value-type="float">
            <text:p>27893,1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200-177" office:value-type="float" office:value="23" calcext:value-type="float">
            <text:p>23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4];[.I24])" office:value-type="float" office:value="1961.9" calcext:value-type="float">
            <text:p>1.961,90 <text:s text:c="2"/></text:p>
          </table:table-cell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27" calcext:value-type="float">
            <text:p>32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6];[.L26])" office:value-type="float" office:value="27893.1" calcext:value-type="float">
            <text:p>27.893,1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27];[.L27])" office:value-type="float" office:value="4637.75" calcext:value-type="float">
            <text:p>4.637,75 <text:s text:c="2"/></text:p>
          </table:table-cell>
          <table:table-cell table:style-name="ce36" table:formula="of:=SUM([.M26:.M27])" office:value-type="float" office:value="32530.85" calcext:value-type="float">
            <text:p>32530,8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H29];[.I29])" office:value-type="float" office:value="4637.75" calcext:value-type="float">
            <text:p>4.637,75 <text:s text:c="2"/></text:p>
          </table:table-cell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9];[.L29])" office:value-type="float" office:value="23628.1" calcext:value-type="float">
            <text:p>23.628,10 <text:s text:c="2"/></text:p>
          </table:table-cell>
          <table:table-cell table:style-name="ce36" office:value-type="float" office:value="23628.1" calcext:value-type="float">
            <text:p>23628,1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115-65" office:value-type="float" office:value="50" calcext:value-type="float">
            <text:p>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4265" calcext:value-type="float">
            <text:p>4.265,00 <text:s text:c="2"/></text:p>
          </table:table-cell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2];[.F32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2];[.L32])" office:value-type="float" office:value="23628.1" calcext:value-type="float">
            <text:p>23.628,1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33];[.L33])" office:value-type="float" office:value="6754.95" calcext:value-type="float">
            <text:p>6.754,95 <text:s text:c="2"/></text:p>
          </table:table-cell>
          <table:table-cell table:style-name="ce36" table:formula="of:=SUM([.M32:.M33])" office:value-type="float" office:value="30383.05" calcext:value-type="float">
            <text:p>30383,0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5];[.F35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5];[.L35])" office:value-type="float" office:value="23628.1" calcext:value-type="float">
            <text:p>23.628,1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36];[.L36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37];[.L37])" office:value-type="float" office:value="1402.4" calcext:value-type="float">
            <text:p>1.402,40 <text:s text:c="2"/></text:p>
          </table:table-cell>
          <table:table-cell table:style-name="ce36" table:formula="of:=SUM([.M35:.M37])" office:value-type="float" office:value="31785.45" calcext:value-type="float">
            <text:p>31785,4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2" calcext:value-type="float">
            <text:p>70,20 <text:s text:c="2"/></text:p>
          </table:table-cell>
          <table:table-cell table:style-name="ce25" table:formula="of:=PRODUCT([.H39];[.I39])" office:value-type="float" office:value="1404" calcext:value-type="float">
            <text:p>1.404,00 <text:s text:c="2"/></text:p>
          </table:table-cell>
          <table:table-cell table:style-name="ce23" table:formula="of:=327-50" office:value-type="float" office:value="277" calcext:value-type="float">
            <text:p>277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9];[.L39])" office:value-type="float" office:value="23628.1" calcext:value-type="float">
            <text:p>23.628,10 <text:s text:c="2"/></text:p>
          </table:table-cell>
          <table:table-cell table:style-name="ce36" table:formula="of:=[.M39]" office:value-type="float" office:value="23628.1" calcext:value-type="float">
            <text:p>23628,1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105-20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H40];[.I40])" office:value-type="float" office:value="6754.95" calcext:value-type="float">
            <text:p>6.754,95 <text:s text:c="2"/></text:p>
          </table:table-cell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 table:number-rows-repeated="6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HIFO.$A$1" table:cell-range-address="$LIFO.$A$15:.$P$59" table:range-usable-as="print-range"/>
        </table:named-expressions>
      </table:table>
      <table:table table:name="HIFO" table:style-name="ta3" table:print-ranges="HIFO.A15:HIFO.P6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FECHA</text:p>
          </table:table-cell>
          <table:covered-table-cell table:style-name="ce42"/>
          <table:table-cell table:style-name="ce53" office:value-type="string" calcext:value-type="string">
            <text:p>PROVEEDOR / CLIENTE</text:p>
          </table:table-cell>
          <table:table-cell table:style-name="ce53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3"/>
          <table:table-cell table:number-columns-repeated="16371"/>
        </table:table-row>
        <table:table-row table:style-name="ro3">
          <table:table-cell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53" office:value-type="string" calcext:value-type="string">
            <text:p>Nº FACTURA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18];[.L18])" office:value-type="float" office:value="29855" calcext:value-type="float">
            <text:p>29.855,00 <text:s text:c="2"/></text:p>
          </table:table-cell>
          <table:table-cell table:style-name="ce36" table:formula="of:=[.M18]" office:value-type="float" office:value="29855" calcext:value-type="float">
            <text:p>2985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0];[.L20])" office:value-type="float" office:value="29855" calcext:value-type="float">
            <text:p>29.85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1];[.L21])" office:value-type="float" office:value="11195.25" calcext:value-type="float">
            <text:p>11.195,25 <text:s text:c="2"/></text:p>
          </table:table-cell>
          <table:table-cell table:style-name="ce36" table:formula="of:=SUM([.M20:.M21])" office:value-type="float" office:value="41050.25" calcext:value-type="float">
            <text:p>41050,2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3];[.I23])" office:value-type="float" office:value="17060" calcext:value-type="float">
            <text:p>17.060,00 <text:s text:c="2"/></text:p>
          </table:table-cell>
          <table:table-cell table:style-name="ce23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3];[.L23])" office:value-type="float" office:value="12795" calcext:value-type="float">
            <text:p>12.79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24];[.L24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5];[.L25])" office:value-type="float" office:value="11195.25" calcext:value-type="float">
            <text:p>11.195,25 <text:s text:c="2"/></text:p>
          </table:table-cell>
          <table:table-cell table:style-name="ce36" table:formula="of:=SUM([.M23:.M25])" office:value-type="float" office:value="28628" calcext:value-type="float">
            <text:p>28628</text:p>
          </table:table-cell>
          <table:table-cell table:number-columns-repeated="16370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9809.5" calcext:value-type="float">
            <text:p>9.809,50 <text:s text:c="2"/></text:p>
          </table:table-cell>
          <table:table-cell table:style-name="ce23" table:formula="of:=150-115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0];[.L30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31];[.L31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32];[.L32])" office:value-type="float" office:value="11195.25" calcext:value-type="float">
            <text:p>11.195,25 <text:s text:c="2"/></text:p>
          </table:table-cell>
          <table:table-cell table:style-name="ce36" table:formula="of:=SUM([.M30:.M32])" office:value-type="float" office:value="18818.5" calcext:value-type="float">
            <text:p>18818,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4];[.F34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table:formula="of:=150-115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4];[.L34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35];[.L35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36];[.L36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37];[.L37])" office:value-type="float" office:value="11195.25" calcext:value-type="float">
            <text:p>11.195,25 <text:s text:c="2"/></text:p>
          </table:table-cell>
          <table:table-cell table:style-name="ce36" table:formula="of:=SUM([.M34:.M37])" office:value-type="float" office:value="25573.45" calcext:value-type="float">
            <text:p>25573,4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9];[.F39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table:formula="of:=150-115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9];[.L39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40];[.L40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41];[.L41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42];[.L42])" office:value-type="float" office:value="1402.4" calcext:value-type="float">
            <text:p>1.402,4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43];[.L43])" office:value-type="float" office:value="11195.25" calcext:value-type="float">
            <text:p>11.195,25 <text:s text:c="2"/></text:p>
          </table:table-cell>
          <table:table-cell table:style-name="ce36" table:formula="of:=SUM([.M39:.M43])" office:value-type="float" office:value="26975.85" calcext:value-type="float">
            <text:p>26975,8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45];[.I45])" office:value-type="float" office:value="2985.5" calcext:value-type="float">
            <text:p>2.985,50 <text:s text:c="2"/>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45];[.L45])" office:value-type="float" office:value="1192.05" calcext:value-type="float">
            <text:p>1.192,0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70" office:value-type="float" office:value="70" calcext:value-type="float">
            <text:p>70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46];[.I46])" office:value-type="float" office:value="4427.5" calcext:value-type="float">
            <text:p>4.427,50 <text:s text:c="2"/>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46];[.L46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47];[.L47])" office:value-type="float" office:value="1402.4" calcext:value-type="float">
            <text:p>1.402,4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48];[.L48])" office:value-type="float" office:value="11195.25" calcext:value-type="float">
            <text:p>11.195,25 <text:s text:c="2"/></text:p>
          </table:table-cell>
          <table:table-cell table:style-name="ce36" table:formula="of:=SUM([.M45:.M48])" office:value-type="float" office:value="18427.45" calcext:value-type="float">
            <text:p>18427,45</text:p>
          </table:table-cell>
          <table:table-cell table:number-columns-repeated="16370"/>
        </table:table-row>
        <table:table-row table:style-name="ro4" table:number-rows-repeated="1048518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HIFO.$A$1" table:cell-range-address="$HIFO.$A$15:.$P$62" table:range-usable-as="print-range"/>
        </table:named-expressions>
      </table:table>
      <table:table table:name="PMP" table:style-name="ta4" table:print-ranges="PMP.A15:PMP.P5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FECHA</text:p>
          </table:table-cell>
          <table:covered-table-cell table:style-name="ce42"/>
          <table:table-cell table:style-name="ce53" office:value-type="string" calcext:value-type="string">
            <text:p>PROVEEDOR / CLIENTE</text:p>
          </table:table-cell>
          <table:table-cell table:style-name="ce53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3"/>
          <table:table-cell table:number-columns-repeated="16371"/>
        </table:table-row>
        <table:table-row table:style-name="ro3">
          <table:table-cell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53" office:value-type="string" calcext:value-type="string">
            <text:p>Nº FACTURA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style-name="ce53" office:value-type="string" calcext:value-type="string">
            <text:p>Nº UNIDADES</text:p>
          </table:table-cell>
          <table:table-cell table:style-name="ce53" office:value-type="string" calcext:value-type="string">
            <text:p>PRECIO UNITARIO</text:p>
          </table:table-cell>
          <table:table-cell table:style-name="ce53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18];[.L18])" office:value-type="float" office:value="29855" calcext:value-type="float">
            <text:p>29.85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table:formula="of:=350 +[.E20]" office:value-type="float" office:value="527" calcext:value-type="float">
            <text:p>527</text:p>
          </table:table-cell>
          <table:table-cell table:style-name="ce25" table:formula="of:=[.M20]/527" office:value-type="float" office:value="77.8942125237192" calcext:value-type="float">
            <text:p>77,89 <text:s text:c="2"/></text:p>
          </table:table-cell>
          <table:table-cell table:style-name="ce25" table:formula="of:= (85.3 * 350 + 177 * 63.25)" office:value-type="float" office:value="41050.25" calcext:value-type="float">
            <text:p>41.050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77.23" calcext:value-type="float">
            <text:p>77,23 <text:s text:c="2"/></text:p>
          </table:table-cell>
          <table:table-cell table:style-name="ce25" table:formula="of:=PRODUCT([.H22];[.I22])" office:value-type="float" office:value="15446" calcext:value-type="float">
            <text:p>15.446,00 <text:s text:c="2"/></text:p>
          </table:table-cell>
          <table:table-cell table:style-name="ce23" office:value-type="float" office:value="327" calcext:value-type="float">
            <text:p>327</text:p>
          </table:table-cell>
          <table:table-cell table:style-name="ce25" table:formula="of:=[.M22]/[.K22]" office:value-type="float" office:value="77.89" calcext:value-type="float">
            <text:p>77,89 <text:s text:c="2"/></text:p>
          </table:table-cell>
          <table:table-cell table:style-name="ce25" table:formula="of:=327 * 77.89" office:value-type="float" office:value="25470.03" calcext:value-type="float">
            <text:p>25.470,03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4];[.F24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table:formula="of:=327+65" office:value-type="float" office:value="392" calcext:value-type="float">
            <text:p>392</text:p>
          </table:table-cell>
          <table:table-cell table:style-name="ce25" table:formula="of:=[.M24]/[.K24]" office:value-type="float" office:value="76.8055612244898" calcext:value-type="float">
            <text:p>76,81 <text:s text:c="2"/></text:p>
          </table:table-cell>
          <table:table-cell table:style-name="ce25" table:formula="of:=[.M22]+65*71.35" office:value-type="float" office:value="30107.78" calcext:value-type="float">
            <text:p>30.107,78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76.81" calcext:value-type="float">
            <text:p>76,81 <text:s text:c="2"/></text:p>
          </table:table-cell>
          <table:table-cell table:style-name="ce25" table:formula="of:=PRODUCT([.H26];[.I26])" office:value-type="float" office:value="8833.15" calcext:value-type="float">
            <text:p>8.833,15 <text:s text:c="2"/></text:p>
          </table:table-cell>
          <table:table-cell table:style-name="ce9" office:value-type="string" calcext:value-type="string">
            <text:p>277</text:p>
          </table:table-cell>
          <table:table-cell table:style-name="ce9" office:value-type="string" calcext:value-type="string">
            <text:p>76,81</text:p>
          </table:table-cell>
          <table:table-cell table:style-name="ce19" table:formula="of:=[.K26]*[.L26]" office:value-type="float" office:value="21276.37" calcext:value-type="float">
            <text:p>21276,37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28];[.F28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9" office:value-type="string" calcext:value-type="string">
            <text:p>362</text:p>
          </table:table-cell>
          <table:table-cell table:style-name="ce9" office:value-type="string" calcext:value-type="string">
            <text:p>77,43</text:p>
          </table:table-cell>
          <table:table-cell table:style-name="ce19" table:formula="of:=21276.37 + 85 * 79.47" office:value-type="float" office:value="28031.32" calcext:value-type="float">
            <text:p>28031,32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9" table:number-columns-repeated="2"/>
          <table:table-cell table:style-name="ce19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0];[.F30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82" calcext:value-type="float">
            <text:p>382</text:p>
          </table:table-cell>
          <table:table-cell table:style-name="ce25" office:value-type="float" office:value="77.05" calcext:value-type="float">
            <text:p>77,05 <text:s text:c="2"/></text:p>
          </table:table-cell>
          <table:table-cell table:style-name="ce25" office:value-type="float" office:value="29433.72" calcext:value-type="float">
            <text:p>29.433,72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105" calcext:value-type="float">
            <text:p>105</text:p>
          </table:table-cell>
          <table:table-cell table:style-name="ce25" office:value-type="float" office:value="77.05" calcext:value-type="float">
            <text:p>77,05 <text:s text:c="2"/></text:p>
          </table:table-cell>
          <table:table-cell table:style-name="ce25" table:formula="of:=PRODUCT([.H32];[.I32])" office:value-type="float" office:value="8090.25" calcext:value-type="float">
            <text:p>8.090,25 <text:s text:c="2"/></text:p>
          </table:table-cell>
          <table:table-cell table:style-name="ce23" office:value-type="float" office:value="277" calcext:value-type="float">
            <text:p>277</text:p>
          </table:table-cell>
          <table:table-cell table:style-name="ce25" office:value-type="float" office:value="77.05" calcext:value-type="float">
            <text:p>77,05 <text:s text:c="2"/></text:p>
          </table:table-cell>
          <table:table-cell table:style-name="ce25" office:value-type="float" office:value="21343.47" calcext:value-type="float">
            <text:p>21.343,47 <text:s text:c="2"/></text:p>
          </table:table-cell>
          <table:table-cell table:number-columns-repeated="16371"/>
        </table:table-row>
        <table:table-row table:style-name="ro1" table:number-rows-repeated="16">
          <table:table-cell table:style-name="Default" table:number-columns-repeated="13"/>
          <table:table-cell table:number-columns-repeated="16371"/>
        </table:table-row>
        <table:table-row table:style-name="ro4" table:number-rows-repeated="1048527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HIFO.$A$1" table:cell-range-address="$PMP.$A$15:.$P$5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">
      <number:number number:decimal-places="2" number:min-decimal-places="2" number:min-integer-digits="1" number:grouping="true"/>
      <number:text loext:blank-width-char="€1">   </number:text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0:20:04.9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FO" style:display-name="PageStyle_L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FO" style:display-name="PageStyle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FO" style:display-name="PageStyle_H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MP" style:display-name="PageStyle_P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jo</meta:initial-creator>
    <meta:creation-date>2023-10-16T07:18:43</meta:creation-date>
    <dc:date>2024-10-04T11:06:49.309000000</dc:date>
    <meta:generator>LibreOffice/24.8.1.2$Windows_X86_64 LibreOffice_project/87fa9aec1a63e70835390b81c40bb8993f1d4ff6</meta:generator>
    <meta:editing-duration>PT44M1S</meta:editing-duration>
    <meta:editing-cycles>6</meta:editing-cycles>
    <meta:document-statistic meta:table-count="4" meta:cell-count="535" meta:object-count="0"/>
    <meta:user-defined meta:name="AppVersion">16.0300</meta:user-defined>
  </office:meta>
</office:document-meta>
</file>